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957cm" fo:min-width="1.793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cccccc" draw:opacity="100%" draw:textarea-horizontal-align="justify" draw:textarea-vertical-align="middle" draw:auto-grow-height="false" fo:min-height="6.082cm" fo:min-width="2.022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draw:marker-start-width="0.2cm" draw:marker-end-width="0.2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marker-start-width="0.2cm" draw:marker-end-width="0.2cm" draw:stroke-linejoin="miter" draw:fill="solid" draw:fill-color="#000000"/>
    </style:style>
    <style:style style:name="gr5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931cm" fo:min-width="1.285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cc" draw:textarea-horizontal-align="justify" draw:textarea-vertical-align="middle" draw:auto-grow-height="false" fo:min-height="0.253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53cm" fo:min-width="0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0.957cm" fo:min-width="1.793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solid" draw:fill-color="#9999ff" draw:textarea-horizontal-align="justify" draw:textarea-vertical-align="middle" draw:auto-grow-height="false" fo:min-height="0.72cm" fo:min-width="1.035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95cm"/>
    </style:style>
    <style:style style:name="gr1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126cm" fo:min-width="2.019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2.042cm"/>
    </style:style>
    <style:style style:name="gr14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solid" draw:fill-color="#ffffff" draw:opacity="100%" draw:textarea-horizontal-align="justify" draw:textarea-vertical-align="middle" draw:auto-grow-height="false" fo:min-height="0.931cm" fo:min-width="1.285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8.757cm" fo:min-width="2.973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54cm" fo:min-width="0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62cm" fo:min-width="0.065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4c4c4c" draw:textarea-horizontal-align="justify" draw:textarea-vertical-align="middle" draw:auto-grow-height="false" fo:min-height="1.665cm" fo:min-width="4.624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699cm" fo:min-width="3.1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solid" draw:fill-color="#ccffff" draw:textarea-horizontal-align="justify" draw:textarea-vertical-align="middle" draw:auto-grow-height="false" fo:min-height="0.925cm" fo:min-width="1.279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3" style:family="graphic" style:parent-style-name="standard">
      <style:graphic-properties draw:stroke="none" svg:stroke-width="0.035cm" draw:stroke-linejoin="miter" draw:fill="solid" draw:fill-color="#000000"/>
    </style:style>
    <style:style style:name="gr24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951cm" fo:min-width="1.787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6cm" fo:min-width="0.059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4c4c4c" draw:textarea-horizontal-align="justify" draw:textarea-vertical-align="middle" draw:auto-grow-height="false" fo:min-height="1.665cm" fo:min-width="4.59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4c4c4c" draw:textarea-horizontal-align="justify" draw:textarea-vertical-align="middle" draw:auto-grow-height="false" fo:min-height="1.665cm" fo:min-width="3.193cm" fo:padding-top="0.142cm" fo:padding-bottom="0.142cm" fo:padding-left="0.267cm" fo:padding-right="0.267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cccccc" draw:opacity="100%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9999ff"/>
      <style:paragraph-properties fo:text-align="center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ffff" draw:opacity="100%"/>
      <style:paragraph-properties fo:text-align="center"/>
    </style:style>
    <style:style style:name="P12" style:family="paragraph">
      <loext:graphic-properties draw:fill="none" draw:fill-color="#729fcf"/>
      <style:paragraph-properties fo:text-align="center"/>
    </style:style>
    <style:style style:name="P13" style:family="paragraph">
      <loext:graphic-properties draw:fill-color="#4c4c4c"/>
      <style:paragraph-properties fo:text-align="center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loext:graphic-properties draw:fill="none" draw:fill-color="#ffffff"/>
      <style:text-properties fo:color="#000000"/>
    </style:style>
    <style:style style:name="P16" style:family="paragraph">
      <loext:graphic-properties draw:fill="solid" draw:fill-color="#ccffff"/>
      <style:paragraph-properties fo:text-align="center"/>
    </style:style>
    <style:style style:name="P17" style:family="paragraph">
      <loext:graphic-properties draw:fill="none" draw:fill-color="#ffffff"/>
      <style:text-properties fo: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2.453cm" svg:height="1.367cm" svg:x="11.76cm" svg:y="9.6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794cm" svg:height="6.604cm" svg:x="7.277cm" svg:y="7.1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8.449cm" svg:y="9.724cm" svg:viewBox="0 0 483 686" draw:points="242,686 0,686 0,0 483,0 483,686">
            <text:p/>
          </draw:polygon>
          <draw:path draw:style-name="gr4" draw:text-style-name="P4" draw:layer="layout" svg:width="0.404cm" svg:height="0.704cm" svg:x="8.493cm" svg:y="9.713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5" draw:text-style-name="P1" xml:id="id8" draw:id="id8" draw:layer="layout" svg:width="1.943cm" svg:height="1.339cm" svg:x="7.659cm" svg:y="9.6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" draw:id="id1" draw:layer="layout" svg:width="0.691cm" svg:height="0.749cm" svg:x="8.307cm" svg:y="4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z§svg§600§TRUE§</svg:desc>
          <draw:polygon draw:style-name="gr3" draw:text-style-name="P3" draw:layer="layout" svg:width="0.256cm" svg:height="0.219cm" svg:x="8.536cm" svg:y="5.025cm" svg:viewBox="0 0 257 220" draw:points="129,220 0,220 0,0 257,0 257,220">
            <text:p/>
          </draw:polygon>
          <draw:path draw:style-name="gr4" draw:text-style-name="P4" draw:layer="layout" svg:width="0.215cm" svg:height="0.23cm" svg:x="8.557cm" svg:y="5.017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custom-shape draw:style-name="gr7" draw:text-style-name="P1" xml:id="id3" draw:id="id3" draw:layer="layout" svg:width="0.691cm" svg:height="0.751cm" svg:x="8.327cm" svg:y="17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a§svg§600§TRUE§</svg:desc>
          <draw:polygon draw:style-name="gr3" draw:text-style-name="P3" draw:layer="layout" svg:width="0.265cm" svg:height="0.219cm" svg:x="8.537cm" svg:y="17.65cm" svg:viewBox="0 0 266 220" draw:points="133,220 0,220 0,0 266,0 266,220">
            <text:p/>
          </draw:polygon>
          <draw:path draw:style-name="gr4" draw:text-style-name="P4" draw:layer="layout" svg:width="0.231cm" svg:height="0.23cm" svg:x="8.557cm" svg:y="17.643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connector draw:style-name="gr8" draw:text-style-name="P6" draw:layer="layout" svg:x1="8.663cm" svg:y1="3.446cm" svg:x2="8.653cm" svg:y2="4.769cm" draw:end-shape="id1" draw:end-glue-point="4" svg:d="M8663 3446v402h-10v921" svg:viewBox="0 0 11 1324">
          <text:p/>
        </draw:connector>
        <draw:custom-shape draw:style-name="gr7" draw:text-style-name="P1" draw:layer="layout" svg:width="0.694cm" svg:height="0.749cm" svg:x="3.268cm" svg:y="11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s§svg§600§TRUE§</svg:desc>
          <draw:polygon draw:style-name="gr3" draw:text-style-name="P3" draw:layer="layout" svg:width="0.236cm" svg:height="0.219cm" svg:x="3.503cm" svg:y="11.452cm" svg:viewBox="0 0 237 220" draw:points="119,220 0,220 0,0 237,0 237,220">
            <text:p/>
          </draw:polygon>
          <draw:path draw:style-name="gr4" draw:text-style-name="P4" draw:layer="layout" svg:width="0.186cm" svg:height="0.23cm" svg:x="3.529cm" svg:y="11.445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9" draw:text-style-name="P6" xml:id="id5" draw:id="id5" draw:layer="layout" svg:width="2.453cm" svg:height="1.367cm" svg:x="2.382cm" svg:y="10.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2" draw:id="id2" draw:layer="layout" svg:width="1.669cm" svg:height="1.104cm" svg:x="7.838cm" svg:y="19.3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pi_\psi§svg§600§TRUE§</svg:desc>
          <draw:polygon draw:style-name="gr3" draw:text-style-name="P3" draw:layer="layout" svg:width="0.781cm" svg:height="0.497cm" svg:x="8.331cm" svg:y="19.683cm" svg:viewBox="0 0 782 498" draw:points="390,498 0,498 0,0 782,0 782,498">
            <text:p/>
          </draw:polygon>
          <draw:path draw:style-name="gr4" draw:text-style-name="P4" draw:layer="layout" svg:width="0.377cm" svg:height="0.307cm" svg:x="8.349cm" svg:y="19.681cm" svg:viewBox="0 0 378 308" svg:d="M166 42h79c-23 102-29 132-29 179 0 10 0 30 6 54 8 29 13 33 25 33 14 0 28-12 28-25 0-4 0-6-4-16-20-50-20-95-20-115 0-37 4-75 12-110h79c10 0 36 0 36-26 0-16-16-16-28-16h-235c-14 0-42 0-71 34-26 25-44 59-44 61s0 8 8 8c6 0 8-2 12-8 33-53 75-53 89-53h39c-21 83-59 168-89 231-6 12-6 12-6 18 0 13 12 17 20 17 22 0 28-19 36-45 10-32 10-34 18-67z">
            <text:p/>
          </draw:path>
          <draw:path draw:style-name="gr4" draw:text-style-name="P4" draw:layer="layout" svg:width="0.327cm" svg:height="0.438cm" svg:x="8.749cm" svg:y="19.748cm" svg:viewBox="0 0 328 439" svg:d="M243 14c2-6 2-8 2-8 0-6-6-6-8-6-7 0-7 2-9 10l-80 320c-41-6-63-24-63-55 0-8 0-22 26-81 4-12 6-20 6-28 0-26-20-41-46-41-49 0-71 65-71 73s6 8 8 8c8 0 8-4 10-8 12-42 31-62 51-62 8 0 12 6 12 18s-4 20-8 36c-26 61-26 73-26 81 0 57 60 69 97 71-4 14-21 89-21 91 0 6 6 6 8 6 6 0 8-2 9-10l20-85c20 0 66 0 117-51 12-14 26-32 34-52 8-18 17-57 17-79 0-37-23-39-23-39-14 0-28 13-28 25 0 10 6 14 8 14 8 8 20 20 20 42 0 41-58 126-141 126z">
            <text:p/>
          </draw:path>
        </draw:g>
        <draw:connector draw:style-name="gr8" draw:text-style-name="P6" draw:layer="layout" svg:x1="8.672cm" svg:y1="19.316cm" svg:x2="8.673cm" svg:y2="18.146cm" draw:start-shape="id2" draw:start-glue-point="0" draw:end-shape="id3" draw:end-glue-point="8" svg:d="M8672 19316v-585h1v-585" svg:viewBox="0 0 2 1171">
          <text:p/>
        </draw:connector>
        <draw:frame draw:style-name="gr11" draw:text-style-name="P8" draw:layer="layout" svg:width="6.473cm" svg:height="2.2cm" svg:x="12.307cm" svg:y="18.404cm">
          <draw:text-box>
            <text:p><text:span text:style-name="T1">S</text:span><text:span text:style-name="T1">to</text:span><text:span text:style-name="T1">c</text:span><text:span text:style-name="T1">h</text:span><text:span text:style-name="T1">a</text:span><text:span text:style-name="T1">st</text:span><text:span text:style-name="T1">ic </text:span><text:span text:style-name="T1">p</text:span><text:span text:style-name="T1">ol</text:span><text:span text:style-name="T1">ic</text:span><text:span text:style-name="T1">y </text:span><text:span text:style-name="T1">n</text:span><text:span text:style-name="T1">et</text:span><text:span text:style-name="T1">w</text:span><text:span text:style-name="T1">o</text:span><text:span text:style-name="T1">rk </text:span><text:span text:style-name="T1">(</text:span><text:span text:style-name="T1">o</text:span><text:span text:style-name="T1">pt</text:span><text:span text:style-name="T1">i</text:span><text:span text:style-name="T1">m</text:span><text:span text:style-name="T1">iz</text:span><text:span text:style-name="T1">e</text:span><text:span text:style-name="T1">d</text:span><text:span text:style-name="T1">)</text:span></text:p>
          </draw:text-box>
        </draw:frame>
        <draw:custom-shape draw:style-name="gr12" draw:text-style-name="P9" draw:layer="layout" svg:width="2.667cm" svg:height="1.524cm" svg:x="7.304cm" svg:y="1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2.542cm" svg:height="0.962cm" svg:x="7.458cm" svg:y="2.162cm">
          <draw:text-box>
            <text:p>sample</text:p>
          </draw:text-box>
        </draw:frame>
        <draw:g>
          <svg:title>TexMaths</svg:title>
          <svg:desc>32§display§f§svg§600§TRUE§</svg:desc>
          <draw:polygon draw:style-name="gr3" draw:text-style-name="P3" draw:layer="layout" svg:width="0.482cm" svg:height="0.685cm" svg:x="8.449cm" svg:y="7.524cm" svg:viewBox="0 0 483 686" draw:points="242,686 0,686 0,0 483,0 483,686">
            <text:p/>
          </draw:polygon>
          <draw:path draw:style-name="gr4" draw:text-style-name="P4" draw:layer="layout" svg:width="0.404cm" svg:height="0.704cm" svg:x="8.493cm" svg:y="7.513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4" draw:text-style-name="P11" xml:id="id6" draw:id="id6" draw:layer="layout" svg:width="1.943cm" svg:height="1.339cm" svg:x="7.659cm" svg:y="7.4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f^1§svg§600§TRUE§</svg:desc>
          <draw:polygon draw:style-name="gr3" draw:text-style-name="P3" draw:layer="layout" svg:width="0.629cm" svg:height="0.669cm" svg:x="8.35cm" svg:y="7.723cm" svg:viewBox="0 0 630 670" draw:points="315,670 0,670 0,0 630,0 630,670">
            <text:p/>
          </draw:polygon>
          <draw:path draw:style-name="gr4" draw:text-style-name="P4" draw:layer="layout" svg:width="0.316cm" svg:height="0.577cm" svg:x="8.384cm" svg:y="7.822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40 0 27 29 43 54 43 34 0 61-38 72-61 20-42 34-117 36-123z">
            <text:p/>
          </draw:path>
          <draw:path draw:style-name="gr4" draw:text-style-name="P4" draw:layer="layout" svg:width="0.163cm" svg:height="0.294cm" svg:x="8.775cm" svg:y="7.714cm" svg:viewBox="0 0 164 295" svg:d="M101 13c0-13 0-13-13-13-29 29-70 29-88 29v16c11 0 40 0 65-13v227c0 15 0 20-45 20h-16v16c7 0 63-2 79-2 14 0 70 2 81 2v-16h-18c-45 0-45-5-45-20z">
            <text:p/>
          </draw:path>
        </draw:g>
        <draw:g>
          <svg:title>TexMaths</svg:title>
          <svg:desc>32§display§f§svg§600§TRUE§</svg:desc>
          <draw:polygon draw:style-name="gr3" draw:text-style-name="P3" draw:layer="layout" svg:width="0.482cm" svg:height="0.685cm" svg:x="8.449cm" svg:y="12.024cm" svg:viewBox="0 0 483 686" draw:points="242,686 0,686 0,0 483,0 483,686">
            <text:p/>
          </draw:polygon>
          <draw:path draw:style-name="gr4" draw:text-style-name="P4" draw:layer="layout" svg:width="0.404cm" svg:height="0.704cm" svg:x="8.493cm" svg:y="12.013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5" draw:text-style-name="P1" xml:id="id10" draw:id="id10" draw:layer="layout" svg:width="1.943cm" svg:height="1.339cm" svg:x="7.659cm" svg:y="11.9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xml:id="id4" draw:id="id4" draw:layer="layout" svg:width="3.885cm" svg:height="9.419cm" svg:x="6.715cm" svg:y="6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8.653cm" svg:y1="5.518cm" svg:x2="8.657cm" svg:y2="6.867cm" draw:start-shape="id1" draw:start-glue-point="8" draw:end-shape="id4" draw:end-glue-point="0" svg:d="M8653 5518v674h4v675" svg:viewBox="0 0 5 1350">
          <text:p/>
        </draw:connector>
        <draw:connector draw:style-name="gr8" draw:text-style-name="P6" draw:layer="layout" svg:x1="4.835cm" svg:y1="11.573cm" svg:x2="6.715cm" svg:y2="11.576cm" draw:start-shape="id5" draw:start-glue-point="1" draw:end-shape="id4" draw:end-glue-point="3" svg:d="M4835 11573h940v3h940" svg:viewBox="0 0 1881 4">
          <text:p/>
        </draw:connector>
        <draw:g>
          <svg:title>TexMaths</svg:title>
          <svg:desc>18§display§f^2§svg§600§TRUE§</svg:desc>
          <draw:polygon draw:style-name="gr3" draw:text-style-name="P3" draw:layer="layout" svg:width="0.629cm" svg:height="0.669cm" svg:x="8.35cm" svg:y="9.923cm" svg:viewBox="0 0 630 670" draw:points="315,670 0,670 0,0 630,0 630,670">
            <text:p/>
          </draw:polygon>
          <draw:path draw:style-name="gr4" draw:text-style-name="P4" draw:layer="layout" svg:width="0.316cm" svg:height="0.577cm" svg:x="8.384cm" svg:y="10.022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40 0 27 29 43 54 43 34 0 61-38 72-61 20-42 34-117 36-123z">
            <text:p/>
          </draw:path>
          <draw:path draw:style-name="gr4" draw:text-style-name="P4" draw:layer="layout" svg:width="0.197cm" svg:height="0.294cm" svg:x="8.755cm" svg:y="9.914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</draw:g>
        <draw:g>
          <svg:title>TexMaths</svg:title>
          <svg:desc>18§display§f^3§svg§600§TRUE§</svg:desc>
          <draw:polygon draw:style-name="gr3" draw:text-style-name="P3" draw:layer="layout" svg:width="0.629cm" svg:height="0.669cm" svg:x="8.35cm" svg:y="12.224cm" svg:viewBox="0 0 630 670" draw:points="315,670 0,670 0,0 630,0 630,670">
            <text:p/>
          </draw:polygon>
          <draw:path draw:style-name="gr4" draw:text-style-name="P4" draw:layer="layout" svg:width="0.316cm" svg:height="0.577cm" svg:x="8.384cm" svg:y="12.323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40 0 27 29 43 54 43 34 0 61-38 72-61 20-42 34-117 36-123z">
            <text:p/>
          </draw:path>
          <draw:path draw:style-name="gr4" draw:text-style-name="P4" draw:layer="layout" svg:width="0.204cm" svg:height="0.303cm" svg:x="8.751cm" svg:y="12.215cm" svg:viewBox="0 0 205 304" svg:d="M97 148c36 0 61 23 61 72 0 54-32 70-59 70-18 0-56-4-76-31 22 0 27-16 27-25 0-14-10-23-25-23-12 0-25 7-25 25 0 41 47 68 101 68 61 0 104-41 104-84 0-36-29-71-77-81 47-17 63-51 63-78 0-34-40-61-90-61-49 0-87 23-87 59 0 17 9 24 24 24 12 0 21-9 21-22 0-14-9-23-21-23 14-20 45-25 63-25 20 0 47 10 47 48 0 20-6 40-18 54-15 16-27 18-49 18-11 2-13 2-14 2-2 0-4 0-4 5 0 8 4 8 11 8z">
            <text:p/>
          </draw:path>
        </draw:g>
        <draw:g>
          <svg:title>TexMaths</svg:title>
          <svg:desc>14§display§\tilde{s}§svg§600§TRUE§</svg:desc>
          <draw:polygon draw:style-name="gr3" draw:text-style-name="P3" draw:layer="layout" svg:width="0.272cm" svg:height="0.339cm" svg:x="13.267cm" svg:y="7.554cm" svg:viewBox="0 0 273 340" draw:points="136,340 0,340 0,0 273,0 273,340">
            <text:p/>
          </draw:polygon>
          <draw:path draw:style-name="gr4" draw:text-style-name="P4" draw:layer="layout" svg:width="0.168cm" svg:height="0.048cm" svg:x="13.329cm" svg:y="7.552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13.293cm" svg:y="7.668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6" draw:text-style-name="P1" draw:layer="layout" svg:width="0.694cm" svg:height="0.75cm" svg:x="12.847cm" svg:y="7.5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13.067cm" svg:y="7.754cm" svg:viewBox="0 0 273 340" draw:points="136,340 0,340 0,0 273,0 273,340">
            <text:p/>
          </draw:polygon>
          <draw:path draw:style-name="gr4" draw:text-style-name="P4" draw:layer="layout" svg:width="0.168cm" svg:height="0.048cm" svg:x="13.129cm" svg:y="7.752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13.093cm" svg:y="7.868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" draw:text-style-name="P1" xml:id="id7" draw:id="id7" draw:layer="layout" svg:width="2.453cm" svg:height="1.367cm" svg:x="11.76cm" svg:y="7.4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837cm" svg:height="0.904cm" svg:x="12.547cm" svg:y="7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^1§svg§600§TRUE§</svg:desc>
          <draw:polygon draw:style-name="gr3" draw:text-style-name="P3" draw:layer="layout" svg:width="0.426cm" svg:height="0.424cm" svg:x="12.769cm" svg:y="7.86cm" svg:viewBox="0 0 427 425" draw:points="213,425 0,425 0,0 427,0 427,425">
            <text:p/>
          </draw:polygon>
          <draw:path draw:style-name="gr4" draw:text-style-name="P4" draw:layer="layout" svg:width="0.164cm" svg:height="0.047cm" svg:x="12.829cm" svg:y="7.955cm" svg:viewBox="0 0 165 48" svg:d="M165 7l-8-7c0 0-18 24-41 24-11 0-24-7-32-13-13-7-22-11-31-11-18 0-28 11-53 39l8 9c0-2 19-26 41-26 11 0 24 9 32 13 13 8 23 13 31 13 18 0 28-12 53-41z">
            <text:p/>
          </draw:path>
          <draw:path draw:style-name="gr4" draw:text-style-name="P4" draw:layer="layout" svg:width="0.181cm" svg:height="0.223cm" svg:x="12.794cm" svg:y="8.067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4" draw:text-style-name="P4" draw:layer="layout" svg:width="0.126cm" svg:height="0.228cm" svg:x="13.036cm" svg:y="7.853cm" svg:viewBox="0 0 127 229" svg:d="M78 10c0-10 0-10-9-10-23 22-55 22-69 22v13c8 0 31 0 50-10v177c0 11 0 15-35 15h-12v12c5 0 49-1 61-1s55 1 63 1v-12h-14c-35 0-35-4-35-15z">
            <text:p/>
          </draw:path>
        </draw:g>
        <draw:custom-shape draw:style-name="gr1" draw:text-style-name="P1" xml:id="id11" draw:id="id11" draw:layer="layout" svg:width="2.453cm" svg:height="1.367cm" svg:x="11.76cm" svg:y="11.9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9.602cm" svg:y1="8.125cm" svg:x2="11.76cm" svg:y2="8.136cm" draw:start-shape="id6" draw:start-glue-point="1" draw:end-shape="id7" draw:end-glue-point="3" svg:d="M9602 8125h1079v11h1079" svg:viewBox="0 0 2159 12">
          <text:p/>
        </draw:connector>
        <draw:connector draw:style-name="gr8" draw:text-style-name="P6" draw:layer="layout" svg:x1="9.602cm" svg:y1="10.325cm" svg:x2="11.76cm" svg:y2="10.32cm" draw:start-shape="id8" draw:start-glue-point="1" draw:end-shape="id9" draw:end-glue-point="3" svg:d="M9602 10325h1079v-5h1079" svg:viewBox="0 0 2159 6">
          <text:p/>
        </draw:connector>
        <draw:connector draw:style-name="gr8" draw:text-style-name="P6" draw:layer="layout" svg:x1="9.602cm" svg:y1="12.625cm" svg:x2="11.76cm" svg:y2="12.632cm" draw:start-shape="id10" draw:start-glue-point="1" draw:end-shape="id11" draw:end-glue-point="3" svg:d="M9602 12625h1079v7h1079" svg:viewBox="0 0 2159 8">
          <text:p/>
        </draw:connector>
        <draw:custom-shape draw:style-name="gr18" draw:text-style-name="P13" xml:id="id13" draw:id="id13" draw:layer="layout" svg:width="5.334cm" svg:height="2.159cm" svg:x="14.772cm" svg:y="5.4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13.067cm" svg:y="9.961cm" svg:viewBox="0 0 273 340" draw:points="136,340 0,340 0,0 273,0 273,340">
            <text:p/>
          </draw:polygon>
          <draw:path draw:style-name="gr4" draw:text-style-name="P4" draw:layer="layout" svg:width="0.168cm" svg:height="0.048cm" svg:x="13.129cm" svg:y="9.959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13.093cm" svg:y="10.075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7" draw:text-style-name="P1" draw:layer="layout" svg:width="0.837cm" svg:height="0.904cm" svg:x="12.547cm" svg:y="9.8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^2§svg§600§TRUE§</svg:desc>
          <draw:polygon draw:style-name="gr3" draw:text-style-name="P3" draw:layer="layout" svg:width="0.426cm" svg:height="0.424cm" svg:x="12.77cm" svg:y="10.067cm" svg:viewBox="0 0 427 425" draw:points="213,425 0,425 0,0 427,0 427,425">
            <text:p/>
          </draw:polygon>
          <draw:path draw:style-name="gr4" draw:text-style-name="P4" draw:layer="layout" svg:width="0.164cm" svg:height="0.047cm" svg:x="12.83cm" svg:y="10.162cm" svg:viewBox="0 0 165 48" svg:d="M165 7l-8-7c0 0-18 24-41 24-11 0-24-7-32-13-13-7-22-11-31-11-18 0-28 11-53 39l8 9c0-2 19-26 41-26 11 0 24 9 32 13 13 8 23 13 31 13 18 0 28-12 53-41z">
            <text:p/>
          </draw:path>
          <draw:path draw:style-name="gr4" draw:text-style-name="P4" draw:layer="layout" svg:width="0.181cm" svg:height="0.223cm" svg:x="12.795cm" svg:y="10.274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4" draw:text-style-name="P4" draw:layer="layout" svg:width="0.153cm" svg:height="0.228cm" svg:x="13.022cm" svg:y="10.06cm" svg:viewBox="0 0 154 229" svg:d="M154 167h-13c0 8-4 28-8 32-3 1-29 1-35 1h-63c36-32 48-42 69-57 26-21 50-42 50-76 0-42-38-67-81-67-44 0-73 31-73 62 0 18 15 19 18 19 9 0 18-5 18-18 0-6-1-18-19-18 10-25 33-32 50-32 35 0 53 26 53 54 0 31-22 55-33 67l-84 83c-3 3-3 3-3 12h143z">
            <text:p/>
          </draw:path>
        </draw:g>
        <draw:g>
          <svg:title>TexMaths</svg:title>
          <svg:desc>14§display§\tilde{s}§svg§600§TRUE§</svg:desc>
          <draw:polygon draw:style-name="gr3" draw:text-style-name="P3" draw:layer="layout" svg:width="0.272cm" svg:height="0.339cm" svg:x="13.067cm" svg:y="12.262cm" svg:viewBox="0 0 273 340" draw:points="136,340 0,340 0,0 273,0 273,340">
            <text:p/>
          </draw:polygon>
          <draw:path draw:style-name="gr4" draw:text-style-name="P4" draw:layer="layout" svg:width="0.168cm" svg:height="0.048cm" svg:x="13.129cm" svg:y="12.26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13.093cm" svg:y="12.376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7" draw:text-style-name="P1" draw:layer="layout" svg:width="0.837cm" svg:height="0.904cm" svg:x="12.547cm" svg:y="12.1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^3§svg§600§TRUE§</svg:desc>
          <draw:polygon draw:style-name="gr3" draw:text-style-name="P3" draw:layer="layout" svg:width="0.426cm" svg:height="0.424cm" svg:x="12.77cm" svg:y="12.368cm" svg:viewBox="0 0 427 425" draw:points="213,425 0,425 0,0 427,0 427,425">
            <text:p/>
          </draw:polygon>
          <draw:path draw:style-name="gr4" draw:text-style-name="P4" draw:layer="layout" svg:width="0.164cm" svg:height="0.047cm" svg:x="12.83cm" svg:y="12.463cm" svg:viewBox="0 0 165 48" svg:d="M165 7l-8-7c0 0-18 24-41 24-11 0-24-7-32-13-13-7-22-11-31-11-18 0-28 11-53 39l8 9c0-2 19-26 41-26 11 0 24 9 32 13 13 8 23 13 31 13 18 0 28-12 53-41z">
            <text:p/>
          </draw:path>
          <draw:path draw:style-name="gr4" draw:text-style-name="P4" draw:layer="layout" svg:width="0.181cm" svg:height="0.223cm" svg:x="12.795cm" svg:y="12.575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4" draw:text-style-name="P4" draw:layer="layout" svg:width="0.159cm" svg:height="0.235cm" svg:x="13.018cm" svg:y="12.361cm" svg:viewBox="0 0 160 236" svg:d="M76 115c28 0 47 18 47 56 0 42-25 54-46 54-14 0-43-3-59-23 17 0 21-13 21-20 0-11-8-18-19-18-10 0-20 5-20 19 0 33 36 53 78 53 48 0 82-32 82-65 0-28-23-55-61-63 37-13 49-39 49-60 0-27-30-48-70-48-37 0-67 18-67 46 0 13 7 18 18 18 10 0 17-7 17-16 0-12-7-19-17-19 12-15 35-19 49-19 16 0 37 8 37 38 0 15-4 30-14 42-11 12-21 14-38 14-8 1-10 1-11 1-2 0-4 0-4 4 0 6 4 6 9 6z">
            <text:p/>
          </draw:path>
        </draw:g>
        <draw:custom-shape draw:style-name="gr19" draw:text-style-name="P14" xml:id="id12" draw:id="id12" draw:layer="layout" svg:width="3.81cm" svg:height="2.159cm" svg:x="15.541cm" svg:y="9.2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4.213cm" svg:y1="10.32cm" svg:x2="15.346cm" svg:y2="10.327cm" draw:start-shape="id9" draw:start-glue-point="1" svg:d="M14213 10320h826v7h307" svg:viewBox="0 0 1134 8">
          <text:p/>
        </draw:connector>
        <draw:frame draw:style-name="gr20" draw:text-style-name="P10" draw:layer="layout" svg:width="2.949cm" svg:height="0.962cm" svg:x="16.086cm" svg:y="9.742cm">
          <draw:text-box>
            <text:p>Variance</text:p>
          </draw:text-box>
        </draw:frame>
        <draw:frame draw:style-name="gr20" draw:text-style-name="P15" draw:layer="layout" svg:width="5.049cm" svg:height="1.673cm" svg:x="15.026cm" svg:y="5.708cm">
          <draw:text-box>
            <text:p><text:span text:style-name="T2">Epistemic </text:span></text:p>
            <text:p><text:span text:style-name="T2">Uncertainty cost</text:span></text:p>
          </draw:text-box>
        </draw:frame>
        <draw:connector draw:style-name="gr8" draw:text-style-name="P6" draw:layer="layout" svg:x1="17.446cm" svg:y1="9.231cm" svg:x2="17.439cm" svg:y2="7.613cm" draw:start-shape="id12" draw:start-glue-point="0" draw:end-shape="id13" draw:end-glue-point="2" svg:d="M17446 9231v-809h-7v-809" svg:viewBox="0 0 8 1619">
          <text:p/>
        </draw:connector>
        <draw:frame draw:style-name="gr20" draw:text-style-name="P10" draw:layer="layout" svg:width="5.434cm" svg:height="2.384cm" svg:x="1.127cm" svg:y="4.221cm">
          <draw:text-box>
            <text:p>Different dropout </text:p>
            <text:p>masks applied to </text:p>
            <text:p>forward model</text:p>
          </draw:text-box>
        </draw:frame>
        <draw:connector draw:style-name="gr8" draw:text-style-name="P6" draw:layer="layout" draw:type="line" svg:x1="6.271cm" svg:y1="6.782cm" svg:x2="7.197cm" svg:y2="7.311cm" svg:d="M6271 6782l926 529" svg:viewBox="0 0 927 530">
          <text:p/>
        </draw:connector>
        <draw:connector draw:style-name="gr8" draw:text-style-name="P6" draw:layer="layout" draw:type="line" svg:x1="8.673cm" svg:y1="17.395cm" svg:x2="8.676cm" svg:y2="16.343cm" draw:start-shape="id3" draw:start-glue-point="4" svg:d="M8673 17395l3-1052" svg:viewBox="0 0 4 1053">
          <text:p/>
        </draw:connector>
        <draw:connector draw:style-name="gr8" draw:text-style-name="P6" draw:layer="layout" svg:x1="3.608cm" svg:y1="12.257cm" svg:x2="7.838cm" svg:y2="19.868cm" draw:start-shape="id5" draw:start-glue-point="2" draw:end-shape="id2" draw:end-glue-point="3" svg:d="M3608 12257v7611h4230" svg:viewBox="0 0 4231 7612">
          <text:p/>
        </draw:connector>
        <draw:g>
          <svg:title>TexMaths</svg:title>
          <svg:desc>32§display§f§svg§600§TRUE§</svg:desc>
          <draw:polygon draw:style-name="gr3" draw:text-style-name="P3" draw:layer="layout" svg:width="0.482cm" svg:height="0.685cm" svg:x="8.449cm" svg:y="14.324cm" svg:viewBox="0 0 483 686" draw:points="242,686 0,686 0,0 483,0 483,686">
            <text:p/>
          </draw:polygon>
          <draw:path draw:style-name="gr4" draw:text-style-name="P4" draw:layer="layout" svg:width="0.404cm" svg:height="0.704cm" svg:x="8.493cm" svg:y="14.313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21" draw:text-style-name="P16" xml:id="id16" draw:id="id16" draw:layer="layout" svg:width="1.943cm" svg:height="1.339cm" svg:x="7.659cm" svg:y="14.2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f§svg§600§TRUE§</svg:desc>
          <draw:polygon draw:style-name="gr22" draw:text-style-name="P3" draw:layer="layout" svg:width="0.377cm" svg:height="0.561cm" svg:x="8.35cm" svg:y="14.524cm" svg:viewBox="0 0 378 562" draw:points="189,562 0,562 0,0 378,0 378,562">
            <text:p/>
          </draw:polygon>
          <draw:path draw:style-name="gr23" draw:text-style-name="P4" draw:layer="layout" svg:width="0.316cm" svg:height="0.577cm" svg:x="8.384cm" svg:y="14.515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40 0 27 29 43 54 43 34 0 61-38 72-61 20-42 34-117 36-123z">
            <text:p/>
          </draw:path>
        </draw:g>
        <draw:custom-shape draw:style-name="gr24" draw:text-style-name="P1" xml:id="id17" draw:id="id17" draw:layer="layout" svg:width="2.453cm" svg:height="1.367cm" svg:x="22.768cm" svg:y="10.8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24.075cm" svg:y="11.168cm" svg:viewBox="0 0 273 340" draw:points="136,340 0,340 0,0 273,0 273,340">
            <text:p/>
          </draw:polygon>
          <draw:path draw:style-name="gr4" draw:text-style-name="P4" draw:layer="layout" svg:width="0.168cm" svg:height="0.048cm" svg:x="24.137cm" svg:y="11.166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24.101cm" svg:y="11.282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25" draw:text-style-name="P1" draw:layer="layout" svg:width="0.837cm" svg:height="0.904cm" svg:x="23.555cm" svg:y="11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22" draw:text-style-name="P3" draw:layer="layout" svg:width="0.265cm" svg:height="0.328cm" svg:x="23.878cm" svg:y="11.368cm" svg:viewBox="0 0 266 329" draw:points="133,329 0,329 0,0 266,0 266,329">
            <text:p/>
          </draw:polygon>
          <draw:path draw:style-name="gr23" draw:text-style-name="P4" draw:layer="layout" svg:width="0.164cm" svg:height="0.047cm" svg:x="23.938cm" svg:y="11.367cm" svg:viewBox="0 0 165 48" svg:d="M165 7l-8-7c0 0-18 24-41 24-11 0-24-7-32-13-13-7-22-11-31-11-18 0-28 11-53 39l8 9c0-2 19-26 41-26 11 0 24 9 32 13 13 8 23 13 31 13 18 0 28-12 53-41z">
            <text:p/>
          </draw:path>
          <draw:path draw:style-name="gr23" draw:text-style-name="P4" draw:layer="layout" svg:width="0.181cm" svg:height="0.223cm" svg:x="23.903cm" svg:y="11.479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</draw:g>
        <draw:connector draw:style-name="gr8" draw:text-style-name="P6" draw:layer="layout" draw:line-skew="-0.537cm" svg:x1="14.213cm" svg:y1="8.136cm" svg:x2="15.267cm" svg:y2="9.798cm" draw:start-shape="id7" draw:start-glue-point="1" svg:d="M14213 8136h249v1662h805" svg:viewBox="0 0 1055 1663">
          <text:p/>
        </draw:connector>
        <draw:connector draw:style-name="gr8" draw:text-style-name="P6" draw:layer="layout" draw:line-skew="-0.55cm" svg:x1="14.213cm" svg:y1="12.632cm" svg:x2="15.293cm" svg:y2="10.724cm" draw:start-shape="id11" draw:start-glue-point="1" svg:d="M14213 12632h249v-1908h831" svg:viewBox="0 0 1081 1909">
          <text:p/>
        </draw:connector>
        <draw:custom-shape draw:style-name="gr26" draw:text-style-name="P13" xml:id="id15" draw:id="id15" draw:layer="layout" svg:width="5.334cm" svg:height="2.159cm" svg:x="21.32cm" svg:y="5.4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7" draw:layer="layout" svg:width="5.171cm" svg:height="1.673cm" svg:x="21.574cm" svg:y="5.708cm">
          <draw:text-box>
            <text:p><text:span text:style-name="T2">Lane + proximity</text:span></text:p>
            <text:p><text:span text:style-name="T2">cost</text:span></text:p>
          </draw:text-box>
        </draw:frame>
        <draw:custom-shape draw:style-name="gr27" draw:text-style-name="P13" xml:id="id14" draw:id="id14" draw:layer="layout" svg:width="3.937cm" svg:height="2.159cm" svg:x="18.653cm" svg:y="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7" draw:layer="layout" svg:width="3.321cm" svg:height="0.962cm" svg:x="18.966cm" svg:y="3.108cm">
          <draw:text-box>
            <text:p><text:span text:style-name="T2">Total Cost</text:span></text:p>
          </draw:text-box>
        </draw:frame>
        <draw:connector draw:style-name="gr8" draw:text-style-name="P6" draw:layer="layout" svg:x1="17.439cm" svg:y1="5.454cm" svg:x2="18.653cm" svg:y2="3.733cm" draw:start-shape="id13" draw:start-glue-point="0" draw:end-shape="id14" draw:end-glue-point="3" svg:d="M17439 5454v-1721h1214" svg:viewBox="0 0 1215 1722">
          <text:p/>
        </draw:connector>
        <draw:connector draw:style-name="gr8" draw:text-style-name="P6" draw:layer="layout" svg:x1="23.987cm" svg:y1="5.454cm" svg:x2="22.59cm" svg:y2="3.733cm" draw:start-shape="id15" draw:start-glue-point="0" draw:end-shape="id14" draw:end-glue-point="1" svg:d="M23987 5454v-1721h-1397" svg:viewBox="0 0 1398 1722">
          <text:p/>
        </draw:connector>
        <draw:connector draw:style-name="gr8" draw:text-style-name="P6" draw:layer="layout" svg:x1="9.602cm" svg:y1="14.925cm" svg:x2="23.994cm" svg:y2="12.222cm" draw:start-shape="id16" draw:start-glue-point="1" draw:end-shape="id17" draw:end-glue-point="2" svg:d="M9602 14925h14392v-2703" svg:viewBox="0 0 14393 2704">
          <text:p/>
        </draw:connector>
        <draw:connector draw:style-name="gr8" draw:text-style-name="P6" draw:layer="layout" svg:x1="23.994cm" svg:y1="10.855cm" svg:x2="23.987cm" svg:y2="7.613cm" draw:start-shape="id17" draw:start-glue-point="0" draw:end-shape="id15" draw:end-glue-point="2" svg:d="M23994 10855v-1621h-7v-1621" svg:viewBox="0 0 8 3243">
          <text:p/>
        </draw:connector>
        <draw:connector draw:style-name="gr8" draw:text-style-name="P6" draw:layer="layout" svg:x1="25.221cm" svg:y1="11.538cm" svg:x2="26.961cm" svg:y2="11.544cm" draw:start-shape="id17" draw:start-glue-point="1" svg:d="M25221 11538h1129v6h611" svg:viewBox="0 0 1741 7">
          <text:p/>
        </draw:connector>
        <draw:connector draw:style-name="gr8" draw:text-style-name="P6" draw:layer="layout" svg:x1="20.621cm" svg:y1="2.654cm" svg:x2="20.611cm" svg:y2="1.058cm" draw:start-shape="id14" draw:start-glue-point="0" svg:d="M20621 2654v-1057h-10v-539" svg:viewBox="0 0 11 1597">
          <text:p/>
        </draw:connector>
        <draw:connector draw:style-name="gr28" draw:text-style-name="P6" draw:layer="layout" svg:x1="1.007cm" svg:y1="11.555cm" svg:x2="2.382cm" svg:y2="11.573cm" draw:end-shape="id5" draw:end-glue-point="3" svg:d="M1007 11555h428v18h947" svg:viewBox="0 0 1376 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43:49.591562809</meta:creation-date>
    <dc:date>2018-09-04T20:38:12.703706954</dc:date>
    <meta:editing-duration>P1DT5H54M45S</meta:editing-duration>
    <meta:editing-cycles>25</meta:editing-cycles>
    <meta:generator>LibreOffice/5.1.6.2$Linux_X86_64 LibreOffice_project/10m0$Build-2</meta:generator>
    <meta:document-statistic meta:object-count="132"/>
  </office:meta>
</office:document-meta>
</file>